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.533cm" svg:y="9.966cm">
            <draw:object draw:notify-on-update-of-ranges="Sheet1.D13:Sheet1.D17 Sheet1.H13:Sheet1.H17 Sheet1.D12:Sheet1.D18 Sheet1.M12:Sheet1.M18 Sheet1.D12:Sheet1.D18 Sheet1.K12:Sheet1.K18 Sheet1.D12:Sheet1.D18 Sheet1.L12:Sheet1.L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2.552cm" svg:y="9.961cm">
            <draw:object draw:notify-on-update-of-ranges="Sheet1.D14:Sheet1.D17 Sheet1.H14:Sheet1.H17 Sheet1.D14:Sheet1.D17 Sheet1.I14:Sheet1.I17 Sheet1.D14:Sheet1.D17 Sheet1.J14:Sheet1.J17 Sheet1.D13:Sheet1.D18 Sheet1.K13:Sheet1.K18 Sheet1.D13:Sheet1.D18 Sheet1.L13:Sheet1.L18 Sheet1.D12:Sheet1.D18 Sheet1.M13:Sheet1.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96cm" svg:height="8.959cm" svg:x="6.773cm" svg:y="28.016cm">
            <draw:object draw:notify-on-update-of-ranges="Sheet1.B54:Sheet1.B60 Sheet1.D54:Sheet1.D60 Sheet1.B54:Sheet1.B60 Sheet1.E54:Sheet1.E60 Sheet1.B54:Sheet1.B60 Sheet1.F54:Sheet1.F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779cm" svg:height="8.977cm" svg:x="6.746cm" svg:y="37.931cm">
            <draw:object draw:notify-on-update-of-ranges="Sheet1.B58:Sheet1.B60 Sheet1.D58:Sheet1.D60 Sheet1.B58:Sheet1.B60 Sheet1.E58:Sheet1.E60 Sheet1.B58:Sheet1.B60 Sheet1.F58:Sheet1.F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804cm" svg:height="8.999cm" svg:x="24.836cm" svg:y="28.023cm">
            <draw:object draw:notify-on-update-of-ranges="Sheet1.B54:Sheet1.B60 Sheet1.L54:Sheet1.L60 Sheet1.B54:Sheet1.B60 Sheet1.M54:Sheet1.M60 Sheet1.B54:Sheet1.B60 Sheet1.N54:Sheet1.N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.463cm" svg:height="9.004cm" svg:x="42.87cm" svg:y="28.023cm">
            <draw:object draw:notify-on-update-of-ranges="Sheet1.B54:Sheet1.B60 Sheet1.T54:Sheet1.T60 Sheet1.B54:Sheet1.B60 Sheet1.U54:Sheet1.U60 Sheet1.B54:Sheet1.B60 Sheet1.V54:Sheet1.V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463cm" svg:height="9.004cm" svg:x="56.499cm" svg:y="28.076cm">
            <draw:object draw:notify-on-update-of-ranges="Sheet1.B54:Sheet1.B60 Sheet1.Z54:Sheet1.Z60 Sheet1.B54:Sheet1.B60 Sheet1.AA54:Sheet1.AA60 Sheet1.B54:Sheet1.B60 Sheet1.AB54:Sheet1.AB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3.463cm" svg:height="9.004cm" svg:x="70.018cm" svg:y="28.128cm">
            <draw:object draw:notify-on-update-of-ranges="Sheet1.B54:Sheet1.B60 Sheet1.AF54:Sheet1.AF60 Sheet1.B54:Sheet1.B60 Sheet1.AG54:Sheet1.AG60 Sheet1.B54:Sheet1.B60 Sheet1.AH54:Sheet1.AH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4">
          <table:table-cell table:number-columns-repeated="34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table:number-columns-repeated="5"/>
          <table:table-cell office:value-type="float" office:value="6.368" calcext:value-type="float">
            <text:p>6.368</text:p>
          </table:table-cell>
          <table:table-cell office:value-type="float" office:value="1.714" calcext:value-type="float">
            <text:p>1.714</text:p>
          </table:table-cell>
          <table:table-cell office:value-type="float" office:value="1.422" calcext:value-type="float">
            <text:p>1.42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.946" calcext:value-type="float">
            <text:p>4.946</text:p>
          </table:table-cell>
          <table:table-cell office:value-type="float" office:value="2.136" calcext:value-type="float">
            <text:p>2.136</text:p>
          </table:table-cell>
          <table:table-cell office:value-type="float" office:value="0.696" calcext:value-type="float">
            <text:p>0.696</text:p>
          </table:table-cell>
          <table:table-cell office:value-type="float" office:value="1.001" calcext:value-type="float">
            <text:p>1.001</text:p>
          </table:table-cell>
          <table:table-cell office:value-type="float" office:value="0.68" calcext:value-type="float">
            <text:p>0.68</text:p>
          </table:table-cell>
          <table:table-cell office:value-type="float" office:value="0.621" calcext:value-type="float">
            <text:p>0.62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office:value-type="float" office:value="0.767" calcext:value-type="float">
            <text:p>0.767</text:p>
          </table:table-cell>
          <table:table-cell office:value-type="float" office:value="0.409" calcext:value-type="float">
            <text:p>0.409</text:p>
          </table:table-cell>
          <table:table-cell office:value-type="float" office:value="0.573" calcext:value-type="float">
            <text:p>0.57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8" calcext:value-type="float">
            <text:p>0.39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0.431" calcext:value-type="float">
            <text:p>0.4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496" calcext:value-type="float">
            <text:p>0.496</text:p>
          </table:table-cell>
          <table:table-cell office:value-type="float" office:value="0.338" calcext:value-type="float">
            <text:p>0.3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3" calcext:value-type="float">
            <text:p>0.36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1" calcext:value-type="float">
            <text:p>0.30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39" calcext:value-type="float">
            <text:p>0.4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3" calcext:value-type="float">
            <text:p>0.40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1" calcext:value-type="float">
            <text:p>0.27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331" calcext:value-type="float">
            <text:p>0.33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6" calcext:value-type="float">
            <text:p>0.266</text:p>
          </table:table-cell>
          <table:table-cell table:number-columns-repeated="21"/>
        </table:table-row>
        <table:table-row table:style-name="ro1" table:number-rows-repeated="31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CQZone</text:p>
          </table:table-cell>
          <table:table-cell table:number-columns-repeated="7"/>
          <table:table-cell office:value-type="string" calcext:value-type="string">
            <text:p>HsqlHtmid</text:p>
          </table:table-cell>
          <table:table-cell table:number-columns-repeated="7"/>
          <table:table-cell office:value-type="string" calcext:value-type="string">
            <text:p>HsqlZone</text:p>
          </table:table-cell>
          <table:table-cell table:number-columns-repeated="5"/>
          <table:table-cell office:value-type="string" calcext:value-type="string">
            <text:p>HsqlZone</text:p>
          </table:table-cell>
          <table:table-cell table:number-columns-repeated="5"/>
          <table:table-cell office:value-type="string" calcext:value-type="string">
            <text:p>HsqlZ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one</text:p>
          </table:table-cell>
          <table:table-cell table:number-columns-repeated="7"/>
          <table:table-cell office:value-type="string" calcext:value-type="string">
            <text:p>zone</text:p>
          </table:table-cell>
          <table:table-cell table:number-columns-repeated="7"/>
          <table:table-cell office:value-type="string" calcext:value-type="string">
            <text:p>SEPARATE</text:p>
          </table:table-cell>
          <table:table-cell table:number-columns-repeated="5"/>
          <table:table-cell office:value-type="string" calcext:value-type="string">
            <text:p>COMBINED</text:p>
          </table:table-cell>
          <table:table-cell table:number-columns-repeated="5"/>
          <table:table-cell office:value-type="string" calcext:value-type="string">
            <text:p>COMPLE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5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5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time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44.22" calcext:value-type="float">
            <text:p>44.22</text:p>
          </table:table-cell>
          <table:table-cell office:value-type="float" office:value="53.138" calcext:value-type="float">
            <text:p>53.138</text:p>
          </table:table-cell>
          <table:table-cell office:value-type="float" office:value="60.391" calcext:value-type="float">
            <text:p>60.391</text:p>
          </table:table-cell>
          <table:table-cell table:number-columns-repeated="5"/>
          <table:table-cell office:value-type="float" office:value="14.241" calcext:value-type="float">
            <text:p>14.241</text:p>
          </table:table-cell>
          <table:table-cell office:value-type="float" office:value="8.886" calcext:value-type="float">
            <text:p>8.886</text:p>
          </table:table-cell>
          <table:table-cell office:value-type="float" office:value="8.871" calcext:value-type="float">
            <text:p>8.871</text:p>
          </table:table-cell>
          <table:table-cell table:number-columns-repeated="5"/>
          <table:table-cell office:value-type="float" office:value="255.106" calcext:value-type="float">
            <text:p>255.106</text:p>
          </table:table-cell>
          <table:table-cell office:value-type="float" office:value="183.939" calcext:value-type="float">
            <text:p>183.939</text:p>
          </table:table-cell>
          <table:table-cell office:value-type="float" office:value="177.538" calcext:value-type="float">
            <text:p>177.538</text:p>
          </table:table-cell>
          <table:table-cell table:number-columns-repeated="3"/>
          <table:table-cell office:value-type="float" office:value="188.778" calcext:value-type="float">
            <text:p>188.778</text:p>
          </table:table-cell>
          <table:table-cell office:value-type="float" office:value="190.294" calcext:value-type="float">
            <text:p>190.294</text:p>
          </table:table-cell>
          <table:table-cell office:value-type="float" office:value="237.837" calcext:value-type="float">
            <text:p>237.837</text:p>
          </table:table-cell>
          <table:table-cell table:number-columns-repeated="3"/>
          <table:table-cell office:value-type="float" office:value="176.837" calcext:value-type="float">
            <text:p>176.837</text:p>
          </table:table-cell>
          <table:table-cell office:value-type="float" office:value="176.374" calcext:value-type="float">
            <text:p>176.374</text:p>
          </table:table-cell>
          <table:table-cell office:value-type="float" office:value="233.065" calcext:value-type="float">
            <text:p>233.06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17.129" calcext:value-type="float">
            <text:p>17.129</text:p>
          </table:table-cell>
          <table:table-cell office:value-type="float" office:value="20.718" calcext:value-type="float">
            <text:p>20.718</text:p>
          </table:table-cell>
          <table:table-cell office:value-type="float" office:value="25.394" calcext:value-type="float">
            <text:p>25.394</text:p>
          </table:table-cell>
          <table:table-cell table:number-columns-repeated="5"/>
          <table:table-cell office:value-type="float" office:value="3.787" calcext:value-type="float">
            <text:p>3.787</text:p>
          </table:table-cell>
          <table:table-cell office:value-type="float" office:value="2.504" calcext:value-type="float">
            <text:p>2.504</text:p>
          </table:table-cell>
          <table:table-cell office:value-type="float" office:value="2.544" calcext:value-type="float">
            <text:p>2.544</text:p>
          </table:table-cell>
          <table:table-cell table:number-columns-repeated="5"/>
          <table:table-cell office:value-type="float" office:value="128.107" calcext:value-type="float">
            <text:p>128.107</text:p>
          </table:table-cell>
          <table:table-cell office:value-type="float" office:value="91.264" calcext:value-type="float">
            <text:p>91.264</text:p>
          </table:table-cell>
          <table:table-cell office:value-type="float" office:value="83.785" calcext:value-type="float">
            <text:p>83.785</text:p>
          </table:table-cell>
          <table:table-cell table:number-columns-repeated="3"/>
          <table:table-cell office:value-type="float" office:value="94.369" calcext:value-type="float">
            <text:p>94.369</text:p>
          </table:table-cell>
          <table:table-cell office:value-type="float" office:value="87.993" calcext:value-type="float">
            <text:p>87.993</text:p>
          </table:table-cell>
          <table:table-cell office:value-type="float" office:value="72.972" calcext:value-type="float">
            <text:p>72.972</text:p>
          </table:table-cell>
          <table:table-cell table:number-columns-repeated="3"/>
          <table:table-cell office:value-type="float" office:value="88.127" calcext:value-type="float">
            <text:p>88.127</text:p>
          </table:table-cell>
          <table:table-cell office:value-type="float" office:value="87.083" calcext:value-type="float">
            <text:p>87.083</text:p>
          </table:table-cell>
          <table:table-cell office:value-type="float" office:value="61.717" calcext:value-type="float">
            <text:p>61.717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/>
          <table:table-cell office:value-type="float" office:value="4.536" calcext:value-type="float">
            <text:p>4.536</text:p>
          </table:table-cell>
          <table:table-cell office:value-type="float" office:value="6.264" calcext:value-type="float">
            <text:p>6.264</text:p>
          </table:table-cell>
          <table:table-cell office:value-type="float" office:value="8.233" calcext:value-type="float">
            <text:p>8.233</text:p>
          </table:table-cell>
          <table:table-cell table:number-columns-repeated="5"/>
          <table:table-cell office:value-type="float" office:value="1.295" calcext:value-type="float">
            <text:p>1.29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3" calcext:value-type="float">
            <text:p>0.823</text:p>
          </table:table-cell>
          <table:table-cell table:number-columns-repeated="5"/>
          <table:table-cell office:value-type="float" office:value="64.538" calcext:value-type="float">
            <text:p>64.538</text:p>
          </table:table-cell>
          <table:table-cell office:value-type="float" office:value="41.823" calcext:value-type="float">
            <text:p>41.823</text:p>
          </table:table-cell>
          <table:table-cell office:value-type="float" office:value="39.218" calcext:value-type="float">
            <text:p>39.218</text:p>
          </table:table-cell>
          <table:table-cell table:number-columns-repeated="3"/>
          <table:table-cell office:value-type="float" office:value="45.964" calcext:value-type="float">
            <text:p>45.964</text:p>
          </table:table-cell>
          <table:table-cell office:value-type="float" office:value="40.045" calcext:value-type="float">
            <text:p>40.045</text:p>
          </table:table-cell>
          <table:table-cell office:value-type="float" office:value="34.763" calcext:value-type="float">
            <text:p>34.763</text:p>
          </table:table-cell>
          <table:table-cell table:number-columns-repeated="3"/>
          <table:table-cell office:value-type="float" office:value="44.246" calcext:value-type="float">
            <text:p>44.246</text:p>
          </table:table-cell>
          <table:table-cell office:value-type="float" office:value="40.218" calcext:value-type="float">
            <text:p>40.218</text:p>
          </table:table-cell>
          <table:table-cell office:value-type="float" office:value="30.738" calcext:value-type="float">
            <text:p>30.738</text:p>
          </table:table-cell>
        </table:table-row>
        <table:table-row table:style-name="ro1">
          <table:table-cell/>
          <table:table-cell office:value-type="float" office:value="0.0625" calcext:value-type="float">
            <text:p>0.0625</text:p>
          </table:table-cell>
          <table:table-cell/>
          <table:table-cell office:value-type="float" office:value="1.844" calcext:value-type="float">
            <text:p>1.844</text:p>
          </table:table-cell>
          <table:table-cell office:value-type="float" office:value="2.651" calcext:value-type="float">
            <text:p>2.651</text:p>
          </table:table-cell>
          <table:table-cell office:value-type="float" office:value="3.291" calcext:value-type="float">
            <text:p>3.291</text:p>
          </table:table-cell>
          <table:table-cell table:number-columns-repeated="5"/>
          <table:table-cell office:value-type="float" office:value="0.551" calcext:value-type="float">
            <text:p>0.55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table:number-columns-repeated="5"/>
          <table:table-cell office:value-type="float" office:value="32.615" calcext:value-type="float">
            <text:p>32.615</text:p>
          </table:table-cell>
          <table:table-cell office:value-type="float" office:value="17.872" calcext:value-type="float">
            <text:p>17.872</text:p>
          </table:table-cell>
          <table:table-cell office:value-type="float" office:value="16.559" calcext:value-type="float">
            <text:p>16.559</text:p>
          </table:table-cell>
          <table:table-cell table:number-columns-repeated="3"/>
          <table:table-cell office:value-type="float" office:value="21.871" calcext:value-type="float">
            <text:p>21.871</text:p>
          </table:table-cell>
          <table:table-cell office:value-type="float" office:value="17.644" calcext:value-type="float">
            <text:p>17.644</text:p>
          </table:table-cell>
          <table:table-cell office:value-type="float" office:value="17.488" calcext:value-type="float">
            <text:p>17.488</text:p>
          </table:table-cell>
          <table:table-cell table:number-columns-repeated="3"/>
          <table:table-cell office:value-type="float" office:value="20.235" calcext:value-type="float">
            <text:p>20.235</text:p>
          </table:table-cell>
          <table:table-cell office:value-type="float" office:value="17.889" calcext:value-type="float">
            <text:p>17.889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/>
          <table:table-cell office:value-type="float" office:value="0.03125" calcext:value-type="float">
            <text:p>0.03125</text:p>
          </table:table-cell>
          <table:table-cell/>
          <table:table-cell office:value-type="float" office:value="1.037" calcext:value-type="float">
            <text:p>1.037</text:p>
          </table:table-cell>
          <table:table-cell office:value-type="float" office:value="1.564" calcext:value-type="float">
            <text:p>1.564</text:p>
          </table:table-cell>
          <table:table-cell office:value-type="float" office:value="2.247" calcext:value-type="float">
            <text:p>2.247</text:p>
          </table:table-cell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table:number-columns-repeated="5"/>
          <table:table-cell office:value-type="float" office:value="16.893" calcext:value-type="float">
            <text:p>16.893</text:p>
          </table:table-cell>
          <table:table-cell office:value-type="float" office:value="8.138" calcext:value-type="float">
            <text:p>8.138</text:p>
          </table:table-cell>
          <table:table-cell office:value-type="float" office:value="7.614" calcext:value-type="float">
            <text:p>7.614</text:p>
          </table:table-cell>
          <table:table-cell table:number-columns-repeated="3"/>
          <table:table-cell office:value-type="float" office:value="10.664" calcext:value-type="float">
            <text:p>10.664</text:p>
          </table:table-cell>
          <table:table-cell office:value-type="float" office:value="8.23" calcext:value-type="float">
            <text:p>8.23</text:p>
          </table:table-cell>
          <table:table-cell office:value-type="float" office:value="7.967" calcext:value-type="float">
            <text:p>7.967</text:p>
          </table:table-cell>
          <table:table-cell table:number-columns-repeated="3"/>
          <table:table-cell office:value-type="float" office:value="9.644" calcext:value-type="float">
            <text:p>9.644</text:p>
          </table:table-cell>
          <table:table-cell office:value-type="float" office:value="7.779" calcext:value-type="float">
            <text:p>7.779</text:p>
          </table:table-cell>
          <table:table-cell office:value-type="float" office:value="6.686" calcext:value-type="float">
            <text:p>6.686</text:p>
          </table:table-cell>
        </table:table-row>
        <table:table-row table:style-name="ro1">
          <table:table-cell/>
          <table:table-cell office:value-type="float" office:value="0.015625" calcext:value-type="float">
            <text:p>0.015625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0.976" calcext:value-type="float">
            <text:p>0.976</text:p>
          </table:table-cell>
          <table:table-cell office:value-type="float" office:value="1.622" calcext:value-type="float">
            <text:p>1.622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table:number-columns-repeated="5"/>
          <table:table-cell office:value-type="float" office:value="10.406" calcext:value-type="float">
            <text:p>10.406</text:p>
          </table:table-cell>
          <table:table-cell office:value-type="float" office:value="4.602" calcext:value-type="float">
            <text:p>4.602</text:p>
          </table:table-cell>
          <table:table-cell office:value-type="float" office:value="2.667" calcext:value-type="float">
            <text:p>2.667</text:p>
          </table:table-cell>
          <table:table-cell table:number-columns-repeated="3"/>
          <table:table-cell office:value-type="float" office:value="6.746" calcext:value-type="float">
            <text:p>6.746</text:p>
          </table:table-cell>
          <table:table-cell office:value-type="float" office:value="4.506" calcext:value-type="float">
            <text:p>4.506</text:p>
          </table:table-cell>
          <table:table-cell office:value-type="float" office:value="2.516" calcext:value-type="float">
            <text:p>2.516</text:p>
          </table:table-cell>
          <table:table-cell table:number-columns-repeated="3"/>
          <table:table-cell office:value-type="float" office:value="6.269" calcext:value-type="float">
            <text:p>6.269</text:p>
          </table:table-cell>
          <table:table-cell office:value-type="float" office:value="4.524" calcext:value-type="float">
            <text:p>4.52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0.0078125" calcext:value-type="float">
            <text:p>0.0078125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0.917" calcext:value-type="float">
            <text:p>0.917</text:p>
          </table:table-cell>
          <table:table-cell office:value-type="float" office:value="1.371" calcext:value-type="float">
            <text:p>1.371</text:p>
          </table:table-cell>
          <table:table-cell table:number-columns-repeated="5"/>
          <table:table-cell office:value-type="float" office:value="0.161" calcext:value-type="float">
            <text:p>0.16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5"/>
          <table:table-cell office:value-type="float" office:value="10.347" calcext:value-type="float">
            <text:p>10.347</text:p>
          </table:table-cell>
          <table:table-cell office:value-type="float" office:value="2.826" calcext:value-type="float">
            <text:p>2.826</text:p>
          </table:table-cell>
          <table:table-cell office:value-type="float" office:value="2.335" calcext:value-type="float">
            <text:p>2.335</text:p>
          </table:table-cell>
          <table:table-cell table:number-columns-repeated="3"/>
          <table:table-cell office:value-type="float" office:value="6.801" calcext:value-type="float">
            <text:p>6.801</text:p>
          </table:table-cell>
          <table:table-cell office:value-type="float" office:value="2.666" calcext:value-type="float">
            <text:p>2.666</text:p>
          </table:table-cell>
          <table:table-cell office:value-type="float" office:value="2.007" calcext:value-type="float">
            <text:p>2.007</text:p>
          </table:table-cell>
          <table:table-cell table:number-columns-repeated="3"/>
          <table:table-cell office:value-type="float" office:value="6.237" calcext:value-type="float">
            <text:p>6.237</text:p>
          </table:table-cell>
          <table:table-cell office:value-type="float" office:value="2.478" calcext:value-type="float">
            <text:p>2.478</text:p>
          </table:table-cell>
          <table:table-cell office:value-type="float" office:value="2.152" calcext:value-type="float">
            <text:p>2.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4:41:38.733985316</meta:creation-date>
    <dc:date>2020-11-26T03:11:34.393646850</dc:date>
    <meta:editing-duration>PT1H37M17S</meta:editing-duration>
    <meta:editing-cycles>4</meta:editing-cycles>
    <meta:generator>LibreOffice/6.4.7.2$Linux_X86_64 LibreOffice_project/40$Build-2</meta:generator>
    <meta:document-statistic meta:table-count="1" meta:cell-count="23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2 1" chart:style-name="ch1">
        <chart:legend chart:legend-position="end" svg:x="13.093cm" svg:y="3.456cm" style:legend-expansion="high" chart:style-name="ch2"/>
        <chart:plot-area chart:style-name="ch3" table:cell-range-address="Sheet1.D13:Sheet1.D17 Sheet1.H13:Sheet1.H17 Sheet1.K12:Sheet1.M18" svg:x="0.319cm" svg:y="0.18cm" svg:width="12.455cm" svg:height="8.645cm">
          <chartooo:coordinate-region svg:x="0.755cm" svg:y="0.379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3:Sheet1.H17" chart:class="chart:scatter">
            <chart:domain table:cell-range-address="Sheet1.D13:Sheet1.D17"/>
            <chart:data-point chart:repeated="5"/>
          </chart:series>
          <chart:series chart:style-name="ch7" chart:values-cell-range-address="Sheet1.M12:Sheet1.M18" chart:class="chart:scatter">
            <chart:domain table:cell-range-address="Sheet1.D12:Sheet1.D18"/>
            <chart:data-point chart:repeated="7"/>
          </chart:series>
          <chart:series chart:style-name="ch8" chart:values-cell-range-address="Sheet1.K12:Sheet1.K18" chart:class="chart:scatter">
            <chart:domain table:cell-range-address="Sheet1.D12:Sheet1.D18"/>
            <chart:data-point chart:repeated="7"/>
          </chart:series>
          <chart:series chart:style-name="ch9" chart:values-cell-range-address="Sheet1.L12:Sheet1.L18" chart:class="chart:scatter">
            <chart:domain table:cell-range-address="Sheet1.D12:Sheet1.D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D13:Sheet1.D17</svg:desc>
                </draw:g>
              </table:table-cell>
              <table:table-cell office:value-type="float" office:value="4.946">
                <text:p>4.946</text:p>
                <draw:g>
                  <svg:desc>Sheet1.H13:Sheet1.H17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1.422">
                <text:p>1.422</text:p>
                <draw:g>
                  <svg:desc>Sheet1.M12:Sheet1.M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6.368">
                <text:p>6.368</text:p>
                <draw:g>
                  <svg:desc>Sheet1.K12:Sheet1.K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1.714">
                <text:p>1.714</text:p>
                <draw:g>
                  <svg:desc>Sheet1.L12:Sheet1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822">
                <text:p>0.822</text:p>
              </table:table-cell>
              <table:table-cell office:value-type="float" office:value="0.25">
                <text:p>0.25</text:p>
              </table:table-cell>
              <table:table-cell office:value-type="float" office:value="0.621">
                <text:p>0.621</text:p>
              </table:table-cell>
              <table:table-cell office:value-type="float" office:value="0.25">
                <text:p>0.25</text:p>
              </table:table-cell>
              <table:table-cell office:value-type="float" office:value="1.001">
                <text:p>1.001</text:p>
              </table:table-cell>
              <table:table-cell office:value-type="float" office:value="0.25">
                <text:p>0.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0.57">
                <text:p>0.57</text:p>
              </table:table-cell>
              <table:table-cell office:value-type="float" office:value="0.125">
                <text:p>0.125</text:p>
              </table:table-cell>
              <table:table-cell office:value-type="float" office:value="0.398">
                <text:p>0.398</text:p>
              </table:table-cell>
              <table:table-cell office:value-type="float" office:value="0.125">
                <text:p>0.125</text:p>
              </table:table-cell>
              <table:table-cell office:value-type="float" office:value="0.573">
                <text:p>0.573</text:p>
              </table:table-cell>
              <table:table-cell office:value-type="float" office:value="0.125">
                <text:p>0.12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0.496">
                <text:p>0.496</text:p>
              </table:table-cell>
              <table:table-cell office:value-type="float" office:value="0.0625">
                <text:p>0.0625</text:p>
              </table:table-cell>
              <table:table-cell office:value-type="float" office:value="0.322">
                <text:p>0.322</text:p>
              </table:table-cell>
              <table:table-cell office:value-type="float" office:value="0.0625">
                <text:p>0.0625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25">
                <text:p>0.015625</text:p>
              </table:table-cell>
              <table:table-cell office:value-type="float" office:value="0.439">
                <text:p>0.439</text:p>
              </table:table-cell>
              <table:table-cell office:value-type="float" office:value="0.03125">
                <text:p>0.03125</text:p>
              </table:table-cell>
              <table:table-cell office:value-type="float" office:value="0.301">
                <text:p>0.301</text:p>
              </table:table-cell>
              <table:table-cell office:value-type="float" office:value="0.03125">
                <text:p>0.03125</text:p>
              </table:table-cell>
              <table:table-cell office:value-type="float" office:value="0.363">
                <text:p>0.363</text:p>
              </table:table-cell>
              <table:table-cell office:value-type="float" office:value="0.03125">
                <text:p>0.03125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0.271">
                <text:p>0.271</text:p>
              </table:table-cell>
              <table:table-cell office:value-type="float" office:value="0.015625">
                <text:p>0.015625</text:p>
              </table:table-cell>
              <table:table-cell office:value-type="float" office:value="0.403">
                <text:p>0.403</text:p>
              </table:table-cell>
              <table:table-cell office:value-type="float" office:value="0.015625">
                <text:p>0.0156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6">
                <text:p>0.26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1">
                <text:p>0.33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93cm" svg:y="2.958cm" style:legend-expansion="high" chart:style-name="ch2"/>
        <chart:plot-area chart:style-name="ch3" table:cell-range-address="Sheet1.D14:Sheet1.D17 Sheet1.H14:Sheet1.J17 Sheet1.K13:Sheet1.M18" svg:x="0.319cm" svg:y="0.18cm" svg:width="12.455cm" svg:height="8.645cm">
          <chartooo:coordinate-region svg:x="1.046cm" svg:y="0.38cm" svg:width="11.4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4:Sheet1.H17" chart:class="chart:scatter">
            <chart:domain table:cell-range-address="Sheet1.D14:Sheet1.D17"/>
            <chart:data-point chart:repeated="4"/>
          </chart:series>
          <chart:series chart:style-name="ch7" chart:values-cell-range-address="Sheet1.I14:Sheet1.I17" chart:class="chart:scatter">
            <chart:data-point chart:repeated="4"/>
          </chart:series>
          <chart:series chart:style-name="ch8" chart:values-cell-range-address="Sheet1.J14:Sheet1.J17" chart:class="chart:scatter">
            <chart:data-point chart:repeated="4"/>
          </chart:series>
          <chart:series chart:style-name="ch9" chart:values-cell-range-address="Sheet1.K13:Sheet1.K18" chart:class="chart:scatter">
            <chart:domain table:cell-range-address="Sheet1.D13:Sheet1.D18"/>
            <chart:data-point chart:repeated="6"/>
          </chart:series>
          <chart:series chart:style-name="ch10" chart:values-cell-range-address="Sheet1.L13:Sheet1.L18" chart:class="chart:scatter">
            <chart:domain table:cell-range-address="Sheet1.D13:Sheet1.D18"/>
            <chart:data-point chart:repeated="6"/>
          </chart:series>
          <chart:series chart:style-name="ch11" chart:values-cell-range-address="Sheet1.M13:Sheet1.M18" chart:class="chart:scatter">
            <chart:domain table:cell-range-address="Sheet1.D12:Sheet1.D1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D14:Sheet1.D17</svg:desc>
                </draw:g>
              </table:table-cell>
              <table:table-cell office:value-type="float" office:value="0.822">
                <text:p>0.822</text:p>
                <draw:g>
                  <svg:desc>Sheet1.H14:Sheet1.H17</svg:desc>
                </draw:g>
              </table:table-cell>
              <table:table-cell office:value-type="float" office:value="0.767">
                <text:p>0.767</text:p>
                <draw:g>
                  <svg:desc>Sheet1.I14:Sheet1.I17</svg:desc>
                </draw:g>
              </table:table-cell>
              <table:table-cell office:value-type="float" office:value="0.409">
                <text:p>0.409</text:p>
                <draw:g>
                  <svg:desc>Sheet1.J14:Sheet1.J17</svg:desc>
                </draw:g>
              </table:table-cell>
              <table:table-cell office:value-type="float" office:value="0.25">
                <text:p>0.25</text:p>
                <draw:g>
                  <svg:desc>Sheet1.D13:Sheet1.D18</svg:desc>
                </draw:g>
              </table:table-cell>
              <table:table-cell office:value-type="float" office:value="1.001">
                <text:p>1.001</text:p>
                <draw:g>
                  <svg:desc>Sheet1.K13:Sheet1.K18</svg:desc>
                </draw:g>
              </table:table-cell>
              <table:table-cell office:value-type="float" office:value="0.25">
                <text:p>0.25</text:p>
                <draw:g>
                  <svg:desc>Sheet1.D13:Sheet1.D18</svg:desc>
                </draw:g>
              </table:table-cell>
              <table:table-cell office:value-type="float" office:value="0.68">
                <text:p>0.68</text:p>
                <draw:g>
                  <svg:desc>Sheet1.L13:Sheet1.L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0.621">
                <text:p>0.621</text:p>
                <draw:g>
                  <svg:desc>Sheet1.M13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57">
                <text:p>0.57</text:p>
              </table:table-cell>
              <table:table-cell office:value-type="float" office:value="0.431">
                <text:p>0.431</text:p>
              </table:table-cell>
              <table:table-cell office:value-type="float" office:value="0.326">
                <text:p>0.326</text:p>
              </table:table-cell>
              <table:table-cell office:value-type="float" office:value="0.125">
                <text:p>0.125</text:p>
              </table:table-cell>
              <table:table-cell office:value-type="float" office:value="0.573">
                <text:p>0.573</text:p>
              </table:table-cell>
              <table:table-cell office:value-type="float" office:value="0.125">
                <text:p>0.125</text:p>
              </table:table-cell>
              <table:table-cell office:value-type="float" office:value="0.417">
                <text:p>0.417</text:p>
              </table:table-cell>
              <table:table-cell office:value-type="float" office:value="0.25">
                <text:p>0.2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25">
                <text:p>0.03125</text:p>
              </table:table-cell>
              <table:table-cell office:value-type="float" office:value="0.496">
                <text:p>0.496</text:p>
              </table:table-cell>
              <table:table-cell office:value-type="float" office:value="0.338">
                <text:p>0.338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321">
                <text:p>0.321</text:p>
              </table:table-cell>
              <table:table-cell office:value-type="float" office:value="0.125">
                <text:p>0.125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625">
                <text:p>0.015625</text:p>
              </table:table-cell>
              <table:table-cell office:value-type="float" office:value="0.439">
                <text:p>0.439</text:p>
              </table:table-cell>
              <table:table-cell office:value-type="float" office:value="0.258">
                <text:p>0.258</text:p>
              </table:table-cell>
              <table:table-cell office:value-type="float" office:value="0.336">
                <text:p>0.336</text:p>
              </table:table-cell>
              <table:table-cell office:value-type="float" office:value="0.03125">
                <text:p>0.03125</text:p>
              </table:table-cell>
              <table:table-cell office:value-type="float" office:value="0.363">
                <text:p>0.363</text:p>
              </table:table-cell>
              <table:table-cell office:value-type="float" office:value="0.03125">
                <text:p>0.03125</text:p>
              </table:table-cell>
              <table:table-cell office:value-type="float" office:value="0.297">
                <text:p>0.297</text:p>
              </table:table-cell>
              <table:table-cell office:value-type="float" office:value="0.0625">
                <text:p>0.062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0.403">
                <text:p>0.403</text:p>
              </table:table-cell>
              <table:table-cell office:value-type="float" office:value="0.015625">
                <text:p>0.015625</text:p>
              </table:table-cell>
              <table:table-cell office:value-type="float" office:value="0.275">
                <text:p>0.275</text:p>
              </table:table-cell>
              <table:table-cell office:value-type="float" office:value="0.03125">
                <text:p>0.0312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1">
                <text:p>0.33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77">
                <text:p>0.277</text:p>
              </table:table-cell>
              <table:table-cell office:value-type="float" office:value="0.015625">
                <text:p>0.015625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97cm" svg:height="8.96cm" xlink:href=".." xlink:type="simple" chart:class="chart:scatter" chart:style-name="ch1">
        <chart:plot-area chart:style-name="ch2" table:cell-range-address="Sheet1.B54:Sheet1.B60 Sheet1.D54:Sheet1.F60" svg:x="0.315cm" svg:y="0.179cm" svg:width="15.167cm" svg:height="8.602cm">
          <chartooo:coordinate-region svg:x="0.936cm" svg:y="0.379cm" svg:width="14.306cm" svg:height="7.7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54:Sheet1.D60" chart:class="chart:scatter">
            <chart:domain table:cell-range-address="Sheet1.B54:Sheet1.B60"/>
            <chart:data-point chart:repeated="7"/>
          </chart:series>
          <chart:series chart:style-name="ch6" chart:values-cell-range-address="Sheet1.E54:Sheet1.E60" chart:class="chart:scatter">
            <chart:data-point chart:repeated="7"/>
          </chart:series>
          <chart:series chart:style-name="ch7" chart:values-cell-range-address="Sheet1.F54:Sheet1.F60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44.22">
                <text:p>44.22</text:p>
                <draw:g>
                  <svg:desc>Sheet1.D54:Sheet1.D60</svg:desc>
                </draw:g>
              </table:table-cell>
              <table:table-cell office:value-type="float" office:value="53.138">
                <text:p>53.138</text:p>
                <draw:g>
                  <svg:desc>Sheet1.E54:Sheet1.E60</svg:desc>
                </draw:g>
              </table:table-cell>
              <table:table-cell office:value-type="float" office:value="60.391">
                <text:p>60.391</text:p>
                <draw:g>
                  <svg:desc>Sheet1.F54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7.129">
                <text:p>17.129</text:p>
              </table:table-cell>
              <table:table-cell office:value-type="float" office:value="20.718">
                <text:p>20.718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.536">
                <text:p>4.536</text:p>
              </table:table-cell>
              <table:table-cell office:value-type="float" office:value="6.264">
                <text:p>6.264</text:p>
              </table:table-cell>
              <table:table-cell office:value-type="float" office:value="8.233">
                <text:p>8.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844">
                <text:p>1.844</text:p>
              </table:table-cell>
              <table:table-cell office:value-type="float" office:value="2.651">
                <text:p>2.651</text:p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.037">
                <text:p>1.037</text:p>
              </table:table-cell>
              <table:table-cell office:value-type="float" office:value="1.564">
                <text:p>1.564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611">
                <text:p>0.611</text:p>
              </table:table-cell>
              <table:table-cell office:value-type="float" office:value="0.976">
                <text:p>0.976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3">
                <text:p>0.553</text:p>
              </table:table-cell>
              <table:table-cell office:value-type="float" office:value="0.917">
                <text:p>0.917</text:p>
              </table:table-cell>
              <table:table-cell office:value-type="float" office:value="1.371">
                <text:p>1.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8cm" svg:height="8.978cm" xlink:href=".." xlink:type="simple" chart:class="chart:scatter" chart:style-name="ch1">
        <chart:legend chart:legend-position="end" svg:x="12.928cm" svg:y="3.692cm" style:legend-expansion="high" chart:style-name="ch2"/>
        <chart:plot-area chart:style-name="ch3" table:cell-range-address="Sheet1.B58:Sheet1.B60 Sheet1.D58:Sheet1.F60" svg:x="0.315cm" svg:y="0.179cm" svg:width="12.298cm" svg:height="8.62cm">
          <chartooo:coordinate-region svg:x="1.042cm" svg:y="0.378cm" svg:width="11.146cm" svg:height="7.7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8:Sheet1.D60" chart:class="chart:scatter">
            <chart:domain table:cell-range-address="Sheet1.B58:Sheet1.B60"/>
            <chart:data-point chart:repeated="3"/>
          </chart:series>
          <chart:series chart:style-name="ch7" chart:values-cell-range-address="Sheet1.E58:Sheet1.E60" chart:class="chart:scatter">
            <chart:data-point chart:repeated="3"/>
          </chart:series>
          <chart:series chart:style-name="ch8" chart:values-cell-range-address="Sheet1.F58:Sheet1.F60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1.037">
                <text:p>1.037</text:p>
                <draw:g>
                  <svg:desc>Sheet1.D58:Sheet1.D60</svg:desc>
                </draw:g>
              </table:table-cell>
              <table:table-cell office:value-type="float" office:value="1.564">
                <text:p>1.564</text:p>
                <draw:g>
                  <svg:desc>Sheet1.E58:Sheet1.E60</svg:desc>
                </draw:g>
              </table:table-cell>
              <table:table-cell office:value-type="float" office:value="2.247">
                <text:p>2.247</text:p>
                <draw:g>
                  <svg:desc>Sheet1.F58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0.611">
                <text:p>0.611</text:p>
              </table:table-cell>
              <table:table-cell office:value-type="float" office:value="0.976">
                <text:p>0.976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3">
                <text:p>0.553</text:p>
              </table:table-cell>
              <table:table-cell office:value-type="float" office:value="0.917">
                <text:p>0.917</text:p>
              </table:table-cell>
              <table:table-cell office:value-type="float" office:value="1.371">
                <text:p>1.3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05cm" svg:height="9cm" xlink:href=".." xlink:type="simple" chart:class="chart:scatter" chart:style-name="ch1">
        <chart:plot-area chart:style-name="ch2" table:cell-range-address="Sheet1.B54:Sheet1.B60 Sheet1.L54:Sheet1.N60" svg:x="0.316cm" svg:y="0.18cm" svg:width="15.173cm" svg:height="8.64cm">
          <chartooo:coordinate-region svg:x="0.752cm" svg:y="0.379cm" svg:width="14.31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L54:Sheet1.L60" chart:class="chart:scatter">
            <chart:domain table:cell-range-address="Sheet1.B54:Sheet1.B60"/>
            <chart:data-point chart:repeated="7"/>
          </chart:series>
          <chart:series chart:style-name="ch6" chart:values-cell-range-address="Sheet1.M54:Sheet1.M60" chart:class="chart:scatter">
            <chart:data-point chart:repeated="7"/>
          </chart:series>
          <chart:series chart:style-name="ch7" chart:values-cell-range-address="Sheet1.N54:Sheet1.N60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4.241">
                <text:p>14.241</text:p>
                <draw:g>
                  <svg:desc>Sheet1.L54:Sheet1.L60</svg:desc>
                </draw:g>
              </table:table-cell>
              <table:table-cell office:value-type="float" office:value="8.886">
                <text:p>8.886</text:p>
                <draw:g>
                  <svg:desc>Sheet1.M54:Sheet1.M60</svg:desc>
                </draw:g>
              </table:table-cell>
              <table:table-cell office:value-type="float" office:value="8.871">
                <text:p>8.871</text:p>
                <draw:g>
                  <svg:desc>Sheet1.N54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787">
                <text:p>3.787</text:p>
              </table:table-cell>
              <table:table-cell office:value-type="float" office:value="2.504">
                <text:p>2.504</text:p>
              </table:table-cell>
              <table:table-cell office:value-type="float" office:value="2.544">
                <text:p>2.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295">
                <text:p>1.295</text:p>
              </table:table-cell>
              <table:table-cell office:value-type="float" office:value="0.775">
                <text:p>0.77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51">
                <text:p>0.551</text:p>
              </table:table-cell>
              <table:table-cell office:value-type="float" office:value="0.299">
                <text:p>0.29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24">
                <text:p>0.324</text:p>
              </table:table-cell>
              <table:table-cell office:value-type="float" office:value="0.146">
                <text:p>0.14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61">
                <text:p>0.16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64cm" svg:height="9.005cm" xlink:href=".." xlink:type="simple" chart:class="chart:scatter" chart:style-name="ch1">
        <chart:plot-area chart:style-name="ch2" table:cell-range-address="Sheet1.B54:Sheet1.B60 Sheet1.T54:Sheet1.V60" svg:x="0.269cm" svg:y="0.18cm" svg:width="12.926cm" svg:height="8.645cm">
          <chartooo:coordinate-region svg:x="1.076cm" svg:y="0.38cm" svg:width="11.879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T54:Sheet1.T60" chart:class="chart:scatter">
            <chart:domain table:cell-range-address="Sheet1.B54:Sheet1.B60"/>
            <chart:data-point chart:repeated="7"/>
          </chart:series>
          <chart:series chart:style-name="ch6" chart:values-cell-range-address="Sheet1.U54:Sheet1.U60" chart:class="chart:scatter">
            <chart:data-point chart:repeated="7"/>
          </chart:series>
          <chart:series chart:style-name="ch7" chart:values-cell-range-address="Sheet1.V54:Sheet1.V60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255.106">
                <text:p>255.106</text:p>
                <draw:g>
                  <svg:desc>Sheet1.T54:Sheet1.T60</svg:desc>
                </draw:g>
              </table:table-cell>
              <table:table-cell office:value-type="float" office:value="183.939">
                <text:p>183.939</text:p>
                <draw:g>
                  <svg:desc>Sheet1.U54:Sheet1.U60</svg:desc>
                </draw:g>
              </table:table-cell>
              <table:table-cell office:value-type="float" office:value="177.538">
                <text:p>177.538</text:p>
                <draw:g>
                  <svg:desc>Sheet1.V54:Sheet1.V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28.107">
                <text:p>128.107</text:p>
              </table:table-cell>
              <table:table-cell office:value-type="float" office:value="91.264">
                <text:p>91.264</text:p>
              </table:table-cell>
              <table:table-cell office:value-type="float" office:value="83.785">
                <text:p>83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64.538">
                <text:p>64.538</text:p>
              </table:table-cell>
              <table:table-cell office:value-type="float" office:value="41.823">
                <text:p>41.823</text:p>
              </table:table-cell>
              <table:table-cell office:value-type="float" office:value="39.218">
                <text:p>39.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615">
                <text:p>32.615</text:p>
              </table:table-cell>
              <table:table-cell office:value-type="float" office:value="17.872">
                <text:p>17.872</text:p>
              </table:table-cell>
              <table:table-cell office:value-type="float" office:value="16.559">
                <text:p>16.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6.893">
                <text:p>16.893</text:p>
              </table:table-cell>
              <table:table-cell office:value-type="float" office:value="8.138">
                <text:p>8.138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0.406">
                <text:p>10.406</text:p>
              </table:table-cell>
              <table:table-cell office:value-type="float" office:value="4.602">
                <text:p>4.60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0.347">
                <text:p>10.347</text:p>
              </table:table-cell>
              <table:table-cell office:value-type="float" office:value="2.826">
                <text:p>2.826</text:p>
              </table:table-cell>
              <table:table-cell office:value-type="float" office:value="2.335">
                <text:p>2.3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64cm" svg:height="9.005cm" xlink:href=".." xlink:type="simple" chart:class="chart:scatter" chart:style-name="ch1">
        <chart:plot-area chart:style-name="ch2" table:cell-range-address="Sheet1.B54:Sheet1.B60 Sheet1.Z54:Sheet1.AB60" svg:x="0.269cm" svg:y="0.18cm" svg:width="12.926cm" svg:height="8.645cm">
          <chartooo:coordinate-region svg:x="1.076cm" svg:y="0.379cm" svg:width="11.879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Z54:Sheet1.Z60" chart:class="chart:scatter">
            <chart:domain table:cell-range-address="Sheet1.B54:Sheet1.B60"/>
            <chart:data-point chart:repeated="7"/>
          </chart:series>
          <chart:series chart:style-name="ch6" chart:values-cell-range-address="Sheet1.AA54:Sheet1.AA60" chart:class="chart:scatter">
            <chart:data-point chart:repeated="7"/>
          </chart:series>
          <chart:series chart:style-name="ch7" chart:values-cell-range-address="Sheet1.AB54:Sheet1.AB60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88.778">
                <text:p>188.778</text:p>
                <draw:g>
                  <svg:desc>Sheet1.Z54:Sheet1.Z60</svg:desc>
                </draw:g>
              </table:table-cell>
              <table:table-cell office:value-type="float" office:value="190.294">
                <text:p>190.294</text:p>
                <draw:g>
                  <svg:desc>Sheet1.AA54:Sheet1.AA60</svg:desc>
                </draw:g>
              </table:table-cell>
              <table:table-cell office:value-type="float" office:value="237.837">
                <text:p>237.837</text:p>
                <draw:g>
                  <svg:desc>Sheet1.AB54:Sheet1.A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4.369">
                <text:p>94.369</text:p>
              </table:table-cell>
              <table:table-cell office:value-type="float" office:value="87.993">
                <text:p>87.993</text:p>
              </table:table-cell>
              <table:table-cell office:value-type="float" office:value="72.972">
                <text:p>72.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5.964">
                <text:p>45.964</text:p>
              </table:table-cell>
              <table:table-cell office:value-type="float" office:value="40.045">
                <text:p>40.045</text:p>
              </table:table-cell>
              <table:table-cell office:value-type="float" office:value="34.763">
                <text:p>34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1.871">
                <text:p>21.871</text:p>
              </table:table-cell>
              <table:table-cell office:value-type="float" office:value="17.644">
                <text:p>17.644</text:p>
              </table:table-cell>
              <table:table-cell office:value-type="float" office:value="17.488">
                <text:p>17.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0.664">
                <text:p>10.664</text:p>
              </table:table-cell>
              <table:table-cell office:value-type="float" office:value="8.23">
                <text:p>8.23</text:p>
              </table:table-cell>
              <table:table-cell office:value-type="float" office:value="7.967">
                <text:p>7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6.746">
                <text:p>6.746</text:p>
              </table:table-cell>
              <table:table-cell office:value-type="float" office:value="4.506">
                <text:p>4.50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6.801">
                <text:p>6.801</text:p>
              </table:table-cell>
              <table:table-cell office:value-type="float" office:value="2.666">
                <text:p>2.666</text:p>
              </table:table-cell>
              <table:table-cell office:value-type="float" office:value="2.007">
                <text:p>2.0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64cm" svg:height="9.005cm" xlink:href=".." xlink:type="simple" chart:class="chart:scatter" chart:style-name="ch1">
        <chart:plot-area chart:style-name="ch2" table:cell-range-address="Sheet1.B54:Sheet1.B60 Sheet1.AF54:Sheet1.AH60" svg:x="0.269cm" svg:y="0.18cm" svg:width="12.926cm" svg:height="8.645cm">
          <chartooo:coordinate-region svg:x="1.076cm" svg:y="0.379cm" svg:width="11.879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F54:Sheet1.AF60" chart:class="chart:scatter">
            <chart:domain table:cell-range-address="Sheet1.B54:Sheet1.B60"/>
            <chart:data-point chart:repeated="7"/>
          </chart:series>
          <chart:series chart:style-name="ch6" chart:values-cell-range-address="Sheet1.AG54:Sheet1.AG60" chart:class="chart:scatter">
            <chart:data-point chart:repeated="7"/>
          </chart:series>
          <chart:series chart:style-name="ch7" chart:values-cell-range-address="Sheet1.AH54:Sheet1.AH60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76.837">
                <text:p>176.837</text:p>
                <draw:g>
                  <svg:desc>Sheet1.AF54:Sheet1.AF60</svg:desc>
                </draw:g>
              </table:table-cell>
              <table:table-cell office:value-type="float" office:value="176.374">
                <text:p>176.374</text:p>
                <draw:g>
                  <svg:desc>Sheet1.AG54:Sheet1.AG60</svg:desc>
                </draw:g>
              </table:table-cell>
              <table:table-cell office:value-type="float" office:value="233.065">
                <text:p>233.065</text:p>
                <draw:g>
                  <svg:desc>Sheet1.AH54:Sheet1.A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88.127">
                <text:p>88.127</text:p>
              </table:table-cell>
              <table:table-cell office:value-type="float" office:value="87.083">
                <text:p>87.083</text:p>
              </table:table-cell>
              <table:table-cell office:value-type="float" office:value="61.717">
                <text:p>61.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4.246">
                <text:p>44.246</text:p>
              </table:table-cell>
              <table:table-cell office:value-type="float" office:value="40.218">
                <text:p>40.218</text:p>
              </table:table-cell>
              <table:table-cell office:value-type="float" office:value="30.738">
                <text:p>30.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0.235">
                <text:p>20.235</text:p>
              </table:table-cell>
              <table:table-cell office:value-type="float" office:value="17.889">
                <text:p>17.88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9.644">
                <text:p>9.644</text:p>
              </table:table-cell>
              <table:table-cell office:value-type="float" office:value="7.779">
                <text:p>7.779</text:p>
              </table:table-cell>
              <table:table-cell office:value-type="float" office:value="6.686">
                <text:p>6.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6.269">
                <text:p>6.269</text:p>
              </table:table-cell>
              <table:table-cell office:value-type="float" office:value="4.524">
                <text:p>4.52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6.237">
                <text:p>6.237</text:p>
              </table:table-cell>
              <table:table-cell office:value-type="float" office:value="2.478">
                <text:p>2.478</text:p>
              </table:table-cell>
              <table:table-cell office:value-type="float" office:value="2.152">
                <text:p>2.1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